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ZSongTi" svg:font-family="FZSongTi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6cm" svg:stroke-color="#a6a6a6" draw:stroke-linejoin="miter" svg:stroke-linecap="square" draw:fill="none" draw:fill-color="#ffffff" draw:textarea-horizontal-align="justify" draw:textarea-vertical-align="middle" draw:auto-grow-height="false" fo:min-height="1.645cm" fo:min-width="4.271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026cm" svg:stroke-color="#1f497d" draw:stroke-linejoin="miter" svg:stroke-linecap="square" draw:fill="none" draw:fill-color="#ffffff" draw:textarea-horizontal-align="justify" draw:textarea-vertical-align="middle" draw:auto-grow-height="false" fo:min-height="1.645cm" fo:min-width="4.271cm" fo:padding-top="0.13cm" fo:padding-bottom="0.13cm" fo:padding-left="0.25cm" fo:padding-right="0.25cm" fo:wrap-option="wrap" draw:shadow-color="#808080"/>
    </style:style>
    <style:style style:name="gr3" style:family="graphic" style:parent-style-name="standard">
      <style:graphic-properties draw:stroke="solid" svg:stroke-width="0.026cm" svg:stroke-color="#9bbb59" draw:stroke-linejoin="miter" svg:stroke-linecap="square" draw:fill="none" draw:fill-color="#ffffff" draw:textarea-horizontal-align="justify" draw:textarea-vertical-align="middle" draw:auto-grow-height="false" fo:min-height="1.645cm" fo:min-width="4.271cm" fo:padding-top="0.13cm" fo:padding-bottom="0.13cm" fo:padding-left="0.25cm" fo:padding-right="0.25cm" fo:wrap-option="wrap" draw:shadow-color="#808080"/>
    </style:style>
    <style:style style:name="gr4" style:family="graphic" style:parent-style-name="standard">
      <style:graphic-properties draw:stroke="solid" svg:stroke-width="0.026cm" svg:stroke-color="#8064a2" draw:stroke-linejoin="miter" svg:stroke-linecap="square" draw:fill="none" draw:fill-color="#ffffff" draw:textarea-horizontal-align="justify" draw:textarea-vertical-align="middle" draw:auto-grow-height="false" fo:min-height="1.645cm" fo:min-width="4.326cm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6" style:family="graphic" style:parent-style-name="standard">
      <style:graphic-properties draw:stroke="solid" svg:stroke-width="0.026cm" svg:stroke-color="#ffff66" draw:stroke-linejoin="miter" svg:stroke-linecap="square" draw:fill="none" draw:fill-color="#ffffff" draw:textarea-horizontal-align="justify" draw:textarea-vertical-align="middle" draw:auto-grow-height="false" fo:min-height="1.645cm" fo:min-width="4.271cm" fo:padding-top="0.13cm" fo:padding-bottom="0.13cm" fo:padding-left="0.25cm" fo:padding-right="0.25cm" fo:wrap-option="wrap" draw:shadow-color="#808080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4.529cm" fo:min-width="0cm" fo:padding-top="0.13cm" fo:padding-bottom="0.13cm" fo:padding-left="0.25cm" fo:padding-right="0.25cm" fo:wrap-option="wrap" draw:shadow-color="#808080"/>
    </style:style>
    <style:style style:name="gr9" style:family="graphic" style:parent-style-name="standard">
      <style:graphic-properties draw:stroke="solid" svg:stroke-width="0.026cm" svg:stroke-color="#c0504d" draw:stroke-linejoin="miter" svg:stroke-linecap="square" draw:fill="none" draw:fill-color="#ffffff" draw:textarea-horizontal-align="justify" draw:textarea-vertical-align="middle" draw:auto-grow-height="false" fo:min-height="1.645cm" fo:min-width="5.33cm" fo:padding-top="0.13cm" fo:padding-bottom="0.13cm" fo:padding-left="0.25cm" fo:padding-right="0.25cm" fo:wrap-option="wrap" draw:shadow-color="#808080"/>
    </style:style>
    <style:style style:name="gr10" style:family="graphic" style:parent-style-name="standard">
      <style:graphic-properties draw:stroke="solid" svg:stroke-width="0.026cm" svg:stroke-color="#00b050" draw:stroke-linejoin="miter" svg:stroke-linecap="square" draw:fill="none" draw:fill-color="#ffffff" draw:textarea-horizontal-align="justify" draw:textarea-vertical-align="middle" draw:auto-grow-height="false" fo:min-height="1.645cm" fo:min-width="5.458cm" fo:padding-top="0.13cm" fo:padding-bottom="0.13cm" fo:padding-left="0.25cm" fo:padding-right="0.25cm" fo:wrap-option="wrap" draw:shadow-color="#808080"/>
    </style:style>
    <style:style style:name="gr11" style:family="graphic" style:parent-style-name="standard">
      <style:graphic-properties draw:stroke="solid" svg:stroke-width="0.026cm" svg:stroke-color="#558ed5" draw:stroke-linejoin="miter" svg:stroke-linecap="square" draw:fill="none" draw:fill-color="#ffffff" draw:textarea-horizontal-align="justify" draw:textarea-vertical-align="middle" draw:auto-grow-height="false" fo:min-height="1.645cm" fo:min-width="4.271cm" fo:padding-top="0.13cm" fo:padding-bottom="0.13cm" fo:padding-left="0.25cm" fo:padding-right="0.25cm" fo:wrap-option="wrap" draw:shadow-color="#808080"/>
    </style:style>
    <style:style style:name="gr12" style:family="graphic" style:parent-style-name="standard">
      <style:graphic-properties draw:stroke="none" draw:fill="none" fo:min-height="0.434cm"/>
    </style:style>
    <style:style style:name="gr13" style:family="graphic" style:parent-style-name="standard">
      <style:graphic-properties draw:stroke="none" draw:fill="none" fo:min-height="1.729cm"/>
    </style:style>
    <style:style style:name="gr14" style:family="graphic" style:parent-style-name="standard">
      <style:graphic-properties draw:stroke="none" draw:fill="none" fo:min-height="0.79cm"/>
    </style:style>
    <style:style style:name="gr15" style:family="graphic" style:parent-style-name="standard">
      <style:graphic-properties draw:stroke="solid" svg:stroke-width="0.026cm" svg:stroke-color="#1f497d" draw:stroke-linejoin="miter" svg:stroke-linecap="square" draw:fill="none" draw:fill-color="#ffffff" draw:textarea-horizontal-align="justify" draw:textarea-vertical-align="middle" draw:auto-grow-height="false" fo:min-height="1.645cm" fo:min-width="4.544cm" fo:padding-top="0.13cm" fo:padding-bottom="0.13cm" fo:padding-left="0.25cm" fo:padding-right="0.25cm" fo:wrap-option="wrap" draw:shadow-color="#808080"/>
    </style:style>
    <style:style style:name="gr16" style:family="graphic" style:parent-style-name="standard">
      <style:graphic-properties draw:stroke="none" svg:stroke-color="#000000" draw:fill="none" draw:fill-color="#ffffff" fo:min-height="0.512cm"/>
    </style:style>
    <style:style style:name="gr17" style:family="graphic" style:parent-style-name="standard">
      <style:graphic-properties draw:stroke="none" svg:stroke-color="#000000" draw:fill="none" draw:fill-color="#ffffff" fo:min-height="0.865cm"/>
    </style:style>
    <style:style style:name="P1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2" style:family="paragraph">
      <loext:graphic-properties draw:fill="none" draw:fill-color="#ffffff"/>
      <style:paragraph-properties fo:text-align="center" style:writing-mode="lr-tb"/>
    </style:style>
    <style:style style:name="P3" style:family="paragraph">
      <style:paragraph-properties fo:margin-left="0cm" fo:margin-right="0cm" fo:margin-top="0cm" fo:margin-bottom="0cm" fo:line-height="100%" fo:text-indent="0cm" style:punctuation-wrap="hanging" style:line-break="stric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</style:style>
    <style:style style:name="P5" style:family="paragraph">
      <style:paragraph-properties fo:margin-left="0cm" fo:margin-right="0cm" fo:text-align="center" fo:text-indent="0cm" style:punctuation-wrap="hanging" style:line-break="strict"/>
    </style:style>
    <style:style style:name="P6" style:family="paragraph">
      <loext:graphic-properties draw:fill="none"/>
      <style:paragraph-properties fo:margin-left="0cm" fo:margin-right="0cm" fo:text-align="center" fo:text-indent="0cm" style:punctuation-wrap="hanging" style:line-break="strict"/>
    </style:style>
    <style:style style:name="P7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P8" style:family="paragraph">
      <loext:graphic-properties draw:fill="none"/>
      <style:paragraph-properties fo:margin-left="0cm" fo:margin-right="0cm" fo:text-align="center" fo:text-indent="0cm" style:punctuation-wrap="hanging" style:line-break="strict" style:writing-mode="lr-tb"/>
    </style:style>
    <style:style style:name="P9" style:family="paragraph">
      <style:paragraph-properties fo:margin-left="0cm" fo:margin-right="0cm" fo:text-align="center" fo:text-indent="0cm" style:punctuation-wrap="hanging"/>
    </style:style>
    <style:style style:name="P10" style:family="paragraph">
      <loext:graphic-properties draw:fill="none" draw:fill-color="#ffffff"/>
      <style:paragraph-properties fo:margin-left="0cm" fo:margin-right="0cm" fo:text-align="center" fo:text-indent="0cm" style:punctuation-wrap="hanging"/>
    </style:style>
    <style:style style:name="T1" style:family="text">
      <style:text-properties fo:color="#000000" fo:font-size="10pt" fo:language="en" fo:country="US" style:font-size-asian="10pt" style:language-asian="en" style:country-asian="US" style:font-size-complex="10pt" style:language-complex="en" style:country-complex="US"/>
    </style:style>
    <style:style style:name="T2" style:family="text">
      <style:text-properties fo:font-size="11pt" fo:language="en" fo:country="US" style:font-size-asian="11pt" style:language-asian="en" style:country-asian="US" style:font-size-complex="11pt" style:language-complex="en" style:country-complex="US"/>
    </style:style>
    <style:style style:name="T3" style:family="text">
      <style:text-properties fo:font-size="10pt" fo:language="en" fo:country="US" style:font-size-asian="10pt" style:language-asian="en" style:country-asian="US" style:font-size-complex="10pt" style:language-complex="en" style:country-complex="US"/>
    </style:style>
    <style:style style:name="T4" style:family="text">
      <style:text-properties fo:font-size="11pt" style:font-size-asian="11pt" style:language-asian="en" style:country-asian="US" style:font-size-complex="11pt" style:language-complex="en" style:country-complex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Rectangle 4" draw:style-name="gr1" draw:text-style-name="P1" xml:id="id1" draw:id="id1" draw:layer="layout" svg:width="4.771cm" svg:height="1.905cm" svg:x="6.908cm" svg:y="2.99cm">
          <text:list text:style-name="L2">
            <text:list-header>
              <text:p text:style-name="P5"><text:span text:style-name="T2"/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3" draw:style-name="gr2" draw:text-style-name="P1" xml:id="id3" draw:id="id3" draw:layer="layout" svg:width="4.771cm" svg:height="1.905cm" svg:x="6.908cm" svg:y="7.646cm">
          <text:list text:style-name="L2">
            <text:list-header>
              <text:p text:style-name="P5"><text:span text:style-name="T2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2" draw:style-name="gr3" draw:text-style-name="P1" xml:id="id4" draw:id="id4" draw:layer="layout" svg:width="4.771cm" svg:height="1.905cm" svg:x="6.908cm" svg:y="10.058cm">
          <text:list text:style-name="L2">
            <text:list-header>
              <text:p text:style-name="P5"><text:span text:style-name="T2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3" draw:style-name="gr4" draw:text-style-name="P1" xml:id="id6" draw:id="id6" draw:layer="layout" svg:width="4.826cm" svg:height="1.905cm" svg:x="14.812cm" svg:y="6.453cm">
          <text:list text:style-name="L2">
            <text:list-header>
              <text:p text:style-name="P5"><text:span text:style-name="T2"/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Connecteur droit avec flèche 30" draw:style-name="gr5" draw:text-style-name="P2" draw:layer="layout" draw:type="line" svg:x1="9.293cm" svg:y1="4.895cm" svg:x2="9.293cm" svg:y2="5.318cm" draw:start-shape="id1" draw:start-glue-point="2" draw:end-shape="id2" svg:d="M9293 4895v423" svg:viewBox="0 0 1 424">
          <text:p/>
        </draw:connector>
        <draw:connector draw:name="Connecteur droit avec flèche 31" draw:style-name="gr5" draw:text-style-name="P2" draw:layer="layout" draw:type="line" svg:x1="9.293cm" svg:y1="7.223cm" svg:x2="9.293cm" svg:y2="7.646cm" draw:start-shape="id2" draw:start-glue-point="2" draw:end-shape="id3" svg:d="M9293 7223v423" svg:viewBox="0 0 1 424">
          <text:p/>
        </draw:connector>
        <draw:connector draw:name="Connecteur droit avec flèche 32" draw:style-name="gr5" draw:text-style-name="P2" draw:layer="layout" draw:type="line" svg:x1="9.293cm" svg:y1="9.551cm" svg:x2="9.293cm" svg:y2="10.058cm" draw:start-shape="id3" draw:end-shape="id4" svg:d="M9293 9551v507" svg:viewBox="0 0 1 508">
          <text:p/>
        </draw:connector>
        <draw:custom-shape draw:name="Rectangle 34" draw:style-name="gr6" draw:text-style-name="P1" xml:id="id5" draw:id="id5" draw:layer="layout" svg:width="4.771cm" svg:height="1.905cm" svg:x="6.908cm" svg:y="12.515cm">
          <text:list text:style-name="L2">
            <text:list-header>
              <text:p text:style-name="P5"><text:span text:style-name="T2"/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Connecteur droit avec flèche 35" draw:style-name="gr5" draw:text-style-name="P2" draw:layer="layout" draw:type="line" svg:x1="9.293cm" svg:y1="11.962cm" svg:x2="9.293cm" svg:y2="12.515cm" draw:end-shape="id5" draw:end-glue-point="0" svg:d="M9293 11962v553" svg:viewBox="0 0 1 554">
          <text:p/>
        </draw:connector>
        <draw:custom-shape draw:name="ZoneTexte 36" draw:style-name="gr7" draw:text-style-name="P4" draw:layer="layout" svg:width="3.787cm" svg:height="1.107cm" svg:x="15.447cm" svg:y="3.695cm">
          <text:list text:style-name="L1">
            <text:list-header>
              <text:p text:style-name="P3"><text:span text:style-name="T1">Can be derived from </text:span></text:p>
              <text:p text:style-name="P3"><text:span text:style-name="T1">system-level model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ccolade ouvrante 37" draw:style-name="gr8" draw:text-style-name="P1" draw:layer="layout" svg:width="0.847cm" svg:height="4.833cm" draw:transform="rotate (-1.5707963267949) translate (19.645cm 5.056cm)">
          <text:p/>
          <draw:enhanced-geometry svg:viewBox="0 0 21600 21600" draw:glue-points="21600 0 0 10800 21600 21600" draw:text-areas="13800 ?f9 21600 ?f10" draw:type="left-brace" draw:modifiers="315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name="Rectangle 38" draw:style-name="gr9" draw:text-style-name="P1" xml:id="id7" draw:id="id7" draw:layer="layout" svg:width="5.83cm" svg:height="1.905cm" svg:x="14.316cm" svg:y="10.186cm">
          <text:list text:style-name="L2">
            <text:list-header>
              <text:p text:style-name="P7"><text:span text:style-name="T2"/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Connecteur droit avec flèche 39" draw:style-name="gr5" draw:text-style-name="P2" draw:layer="layout" draw:type="line" svg:x1="11.678cm" svg:y1="11.455cm" svg:x2="14.316cm" svg:y2="11.457cm" svg:d="M11678 11455l2638 2" svg:viewBox="0 0 2639 3">
          <text:p/>
        </draw:connector>
        <draw:connector draw:name="Connecteur droit avec flèche 42" draw:style-name="gr5" draw:text-style-name="P2" draw:layer="layout" draw:type="line" svg:x1="17.225cm" svg:y1="8.358cm" svg:x2="17.231cm" svg:y2="10.186cm" draw:start-shape="id6" draw:start-glue-point="2" draw:end-shape="id7" draw:end-glue-point="0" svg:d="M17225 8358l6 1828" svg:viewBox="0 0 7 1829">
          <text:p/>
        </draw:connector>
        <draw:custom-shape draw:name="Rectangle 44" draw:style-name="gr10" draw:text-style-name="P1" draw:layer="layout" svg:width="5.958cm" svg:height="1.905cm" svg:x="10.378cm" svg:y="14.843cm">
          <text:list text:style-name="L2">
            <text:list-header>
              <text:p text:style-name="P7"><text:span text:style-name="T3"/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Connecteur droit avec flèche 45" draw:style-name="gr5" draw:text-style-name="P2" draw:layer="layout" draw:type="line" svg:x1="9.293cm" svg:y1="14.42cm" svg:x2="11.468cm" svg:y2="14.843cm" draw:start-shape="id5" draw:start-glue-point="2" svg:d="M9293 14420l2175 423" svg:viewBox="0 0 2176 424">
          <text:p/>
        </draw:connector>
        <draw:connector draw:name="Connecteur droit avec flèche 50" draw:style-name="gr5" draw:text-style-name="P2" draw:layer="layout" draw:type="line" svg:x1="17.231cm" svg:y1="12.091cm" svg:x2="15.7cm" svg:y2="14.844cm" draw:start-shape="id7" draw:start-glue-point="2" svg:d="M17231 12091l-1531 2753" svg:viewBox="0 0 1532 2754">
          <text:p/>
        </draw:connector>
        <draw:custom-shape draw:name="Rectangle 5" draw:style-name="gr11" draw:text-style-name="P1" xml:id="id2" draw:id="id2" draw:layer="layout" svg:width="4.771cm" svg:height="1.905cm" svg:x="6.908cm" svg:y="5.318cm">
          <text:list text:style-name="L2">
            <text:list-header>
              <text:p text:style-name="P5"><text:span text:style-name="T2"/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2" draw:text-style-name="P6" draw:layer="layout" svg:width="3.829cm" svg:height="1.115cm" svg:x="7.446cm" svg:y="5.691cm">
          <draw:text-box>
            <text:p text:style-name="P5"><text:span text:style-name="T2">Define or reuse component types</text:span></text:p>
          </draw:text-box>
        </draw:frame>
        <draw:frame draw:style-name="gr12" draw:text-style-name="P6" draw:layer="layout" svg:width="3.556cm" svg:height="1.547cm" svg:x="7.573cm" svg:y="7.827cm">
          <draw:text-box>
            <text:p text:style-name="P5"><text:span text:style-name="T2">Define or reuse component implementations</text:span></text:p>
          </draw:text-box>
        </draw:frame>
        <draw:frame draw:style-name="gr12" draw:text-style-name="P6" draw:layer="layout" svg:width="3.81cm" svg:height="1.547cm" svg:x="7.446cm" svg:y="3.151cm">
          <draw:text-box>
            <text:p text:style-name="P5"><text:span text:style-name="T2">Define or reuse data types, events and interfaces</text:span></text:p>
          </draw:text-box>
        </draw:frame>
        <draw:frame draw:style-name="gr12" draw:text-style-name="P6" draw:layer="layout" svg:width="4.177cm" svg:height="1.547cm" svg:x="7.206cm" svg:y="10.24cm">
          <draw:text-box>
            <text:p text:style-name="P5"><text:span text:style-name="T2">Define component instances and bindings</text:span></text:p>
          </draw:text-box>
        </draw:frame>
        <draw:frame draw:style-name="gr13" draw:text-style-name="P6" draw:layer="layout" svg:width="4.922cm" svg:height="1.979cm" svg:x="6.842cm" svg:y="12.549cm">
          <draw:text-box>
            <text:p text:style-name="P5"><text:span text:style-name="T2">Declare M&amp;C, concurrency and real-time properties</text:span></text:p>
          </draw:text-box>
        </draw:frame>
        <draw:frame draw:style-name="gr12" draw:text-style-name="P8" draw:layer="layout" svg:width="5.997cm" svg:height="1.115cm" svg:x="14.304cm" svg:y="10.545cm">
          <draw:text-box>
            <text:p text:style-name="P7"><text:span text:style-name="T2">Define component instance and communication deployment</text:span></text:p>
          </draw:text-box>
        </draw:frame>
        <draw:frame draw:style-name="gr14" draw:text-style-name="P8" draw:layer="layout" svg:width="6.604cm" svg:height="1.433cm" svg:x="10.054cm" svg:y="15.024cm">
          <draw:text-box>
            <text:p text:style-name="P7"><text:span text:style-name="T3">Generate containers and connectors</text:span></text:p>
            <text:p text:style-name="P7"><text:span text:style-name="T3">(deployment, communication, tasking and real-time code)</text:span></text:p>
          </draw:text-box>
        </draw:frame>
        <draw:frame draw:style-name="gr12" draw:text-style-name="P6" draw:layer="layout" svg:width="4.443cm" svg:height="1.115cm" svg:x="14.972cm" svg:y="6.842cm">
          <draw:text-box>
            <text:p text:style-name="P5"><text:span text:style-name="T2">Define the hardware topology</text:span></text:p>
          </draw:text-box>
        </draw:frame>
        <draw:custom-shape draw:name="Rectangle 16" draw:style-name="gr15" draw:text-style-name="P1" xml:id="id8" draw:id="id8" draw:layer="layout" svg:width="5.044cm" svg:height="1.905cm" svg:x="1.381cm" svg:y="11.287cm">
          <text:list text:style-name="L2">
            <text:list-header>
              <text:p text:style-name="P5"><text:span text:style-name="T2"/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2" draw:text-style-name="P6" draw:layer="layout" svg:width="5.461cm" svg:height="1.547cm" svg:x="1.127cm" svg:y="11.541cm">
          <draw:text-box>
            <text:p text:style-name="P5"><text:span text:style-name="T2">Perform detailed design on component implementations and implement them</text:span></text:p>
          </draw:text-box>
        </draw:frame>
        <draw:frame draw:style-name="gr16" draw:text-style-name="P10" draw:layer="layout" svg:width="3.048cm" svg:height="0.762cm" svg:x="4.556cm" svg:y="3.667cm">
          <draw:text-box>
            <text:p text:style-name="P9"><text:span text:style-name="T4">#01, #02</text:span></text:p>
          </draw:text-box>
        </draw:frame>
        <draw:frame draw:style-name="gr16" draw:text-style-name="P10" draw:layer="layout" svg:width="1.397cm" svg:height="0.762cm" svg:x="5.699cm" svg:y="6.08cm">
          <draw:text-box>
            <text:p text:style-name="P9"><text:span text:style-name="T4">#03</text:span></text:p>
          </draw:text-box>
        </draw:frame>
        <draw:frame draw:style-name="gr16" draw:text-style-name="P10" draw:layer="layout" svg:width="1.397cm" svg:height="0.762cm" svg:x="5.699cm" svg:y="7.858cm">
          <draw:text-box>
            <text:p text:style-name="P9"><text:span text:style-name="T4">#04</text:span></text:p>
          </draw:text-box>
        </draw:frame>
        <draw:frame draw:style-name="gr16" draw:text-style-name="P10" draw:layer="layout" svg:width="3.048cm" svg:height="0.762cm" svg:x="11.033cm" svg:y="9.89cm">
          <draw:text-box>
            <text:p text:style-name="P9"><text:span text:style-name="T4">#05, #06</text:span></text:p>
          </draw:text-box>
        </draw:frame>
        <draw:connector draw:name="Connecteur droit avec flèche 25" draw:style-name="gr5" draw:text-style-name="P2" draw:layer="layout" draw:type="line" svg:x1="6.908cm" svg:y1="8.598cm" svg:x2="3.903cm" svg:y2="11.287cm" draw:start-shape="id3" draw:end-shape="id8" draw:end-glue-point="0" svg:d="M6908 8598l-3005 2689" svg:viewBox="0 0 3006 2690">
          <text:p/>
        </draw:connector>
        <draw:frame draw:style-name="gr16" draw:text-style-name="P10" draw:layer="layout" svg:width="1.397cm" svg:height="0.762cm" svg:x="2.397cm" svg:y="10.652cm">
          <draw:text-box>
            <text:p text:style-name="P9"><text:span text:style-name="T4">#04</text:span></text:p>
          </draw:text-box>
        </draw:frame>
        <draw:frame draw:style-name="gr16" draw:text-style-name="P10" draw:layer="layout" svg:width="1.397cm" svg:height="0.762cm" svg:x="5.699cm" svg:y="13.7cm">
          <draw:text-box>
            <text:p text:style-name="P9"><text:span text:style-name="T4">#07</text:span></text:p>
          </draw:text-box>
        </draw:frame>
        <draw:frame draw:style-name="gr16" draw:text-style-name="P10" draw:layer="layout" svg:width="1.397cm" svg:height="0.762cm" svg:x="13.7cm" svg:y="7.096cm">
          <draw:text-box>
            <text:p text:style-name="P9"><text:span text:style-name="T4">#08</text:span></text:p>
          </draw:text-box>
        </draw:frame>
        <draw:frame draw:style-name="gr16" draw:text-style-name="P10" draw:layer="layout" svg:width="1.397cm" svg:height="0.762cm" svg:x="14.062cm" svg:y="9.509cm">
          <draw:text-box>
            <text:p text:style-name="P9"><text:span text:style-name="T4">#09</text:span></text:p>
          </draw:text-box>
        </draw:frame>
        <draw:frame draw:style-name="gr17" draw:text-style-name="P10" draw:layer="layout" svg:width="2.159cm" svg:height="1.115cm" svg:x="12.357cm" svg:y="14.208cm">
          <draw:text-box>
            <text:p text:style-name="P9"><text:span text:style-name="T4"><text:s/></text:span><text:span text:style-name="T4">#1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ZSongTi" svg:font-family="FZSongTi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315 315" svg:d="M158 0l157 287-47 28-110-202-111 202-47-28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FZSongTi" style:font-family-asian="FZSongTi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0T08:54:12.584182810</meta:creation-date>
    <dc:date>2018-02-20T09:36:57.545082541</dc:date>
    <meta:editing-duration>PT1M50S</meta:editing-duration>
    <meta:editing-cycles>1</meta:editing-cycles>
    <meta:document-statistic meta:object-count="38"/>
    <meta:generator>LibreOffice/5.2.5.1$Linux_X86_64 LibreOffice_project/20m0$Build-1</meta:generator>
  </office:meta>
</office:document-meta>
</file>